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/>
    <style:font-face style:name="Liberation Sans1" svg:font-family="'Liberation Sans'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71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6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ext-properties style:text-outline="false" style:text-line-through-style="none" style:text-line-through-type="none" style:font-name="DejaVu Sans 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DejaVu Sans 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DejaVu Sans Mon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Droid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Droid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6" table:default-cell-style-name="ce9"/>
        <table:table-column table:style-name="co3" table:number-columns-repeated="1016" table:default-cell-style-name="ce1"/>
        <table:table-row table:style-name="ro1">
          <table:table-cell office:value-type="string" calcext:value-type="string">
            <text:p>&lt;programa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5" table:number-rows-spanned="1">
            <text:p>&lt;declaracoes&gt; main &lt;blocoComandos&gt; EOF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&lt;declaracoes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4" table:number-rows-spanned="1">
            <text:p>&lt;tipo&gt; &lt;listaIds&gt; ; &lt;declaracoes&gt;</text:p>
          </table:table-cell>
          <table:covered-table-cell table:number-columns-repeated="3"/>
          <table:table-cell table:style-name="ce11" office:value-type="string" calcext:value-type="string" table:number-columns-spanned="4" table:number-rows-spanned="1">
            <text:p>final &lt;listaAtrib&gt; ; &lt;declaracoes&gt;</text:p>
          </table:table-cell>
          <table:covered-table-cell/>
          <table:covered-table-cell table:number-columns-repeated="2" table:style-name="ce9"/>
          <table:table-cell table:style-name="ce8" office:value-type="string" calcext:value-type="string">
            <text:p>λ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tipo&gt;</text:p>
          </table:table-cell>
          <table:table-cell table:style-name="ce6" office:value-type="string" calcext:value-type="string">
            <text:p>→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oolean</text:p>
          </table:table-cell>
          <table:table-cell table:number-columns-repeated="1019"/>
        </table:table-row>
        <table:table-row table:style-name="ro1">
          <table:table-cell/>
          <table:table-cell table:style-name="ce6"/>
          <table:table-cell table:style-name="ce8"/>
          <table:table-cell table:style-name="ce1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&lt;listaIds&gt;</text:p>
          </table:table-cell>
          <table:table-cell table:style-name="ce6" office:value-type="string" calcext:value-type="string">
            <text:p>→</text:p>
          </table:table-cell>
          <table:table-cell table:style-name="ce10" office:value-type="string" calcext:value-type="string" table:number-columns-spanned="4" table:number-rows-spanned="1">
            <text:p>ID &lt;atribOuArray&gt; &lt;listaIdsInterna&gt;</text:p>
          </table:table-cell>
          <table:covered-table-cell table:number-columns-repeated="3" table:style-name="ce1"/>
          <table:table-cell table:style-name="ce1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&lt;listaIdsInterna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5" table:number-rows-spanned="1">
            <text:p><text:span text:style-name="T1">, </text:span><text:span text:style-name="T2">ID &lt;atribOuArray&gt; &lt;listaIdsInterna&gt;</text:span></text:p>
          </table:table-cell>
          <table:covered-table-cell table:style-name="ce1"/>
          <table:covered-table-cell table:style-name="Default"/>
          <table:covered-table-cell table:number-columns-repeated="2" table:style-name="ce1"/>
          <table:table-cell table:style-name="ce8" office:value-type="string" calcext:value-type="string">
            <text:p>λ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8" table:number-columns-spanned="2" table:number-rows-spanned="1"/>
          <table:covered-table-cell table:style-name="ce8"/>
          <table:table-cell/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&lt;atribuicao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2" table:number-rows-spanned="1">
            <text:p><text:s/>= &lt;literal&gt;</text:p>
          </table:table-cell>
          <table:covered-table-cell table:style-name="ce1"/>
          <table:table-cell table:style-name="ce1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&lt;arrayConst&gt;</text:p>
          </table:table-cell>
          <table:table-cell office:value-type="string" calcext:value-type="string">
            <text:p>→</text:p>
          </table:table-cell>
          <table:table-cell table:style-name="ce1" office:value-type="string" calcext:value-type="string">
            <text:p>[ CONST ]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&lt;atribOuArray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2" table:number-rows-spanned="1">
            <text:p>&lt;atribuicao&gt;</text:p>
          </table:table-cell>
          <table:covered-table-cell table:style-name="ce1"/>
          <table:table-cell table:style-name="ce8" office:value-type="string" calcext:value-type="string" table:number-columns-spanned="2" table:number-rows-spanned="1">
            <text:p>&lt;arrayConst&gt;</text:p>
          </table:table-cell>
          <table:covered-table-cell table:style-name="ce1"/>
          <table:table-cell table:style-name="ce1" office:value-type="string" calcext:value-type="string">
            <text:p>λ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6"/>
          <table:table-cell table:style-name="ce8" table:number-columns-spanned="2" table:number-rows-spanned="1"/>
          <table:covered-table-cell table:style-name="ce1"/>
          <table:table-cell table:style-name="ce1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&lt;listaAtrib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4" table:number-rows-spanned="1">
            <text:p>ID &lt;atribuicao&gt; &lt;listaAtribInterna&gt;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&lt;listaAtribInterna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2" table:number-rows-spanned="1">
            <text:p>, &lt;listaAtrib&gt;</text:p>
          </table:table-cell>
          <table:covered-table-cell/>
          <table:table-cell office:value-type="string" calcext:value-type="string">
            <text:p>λ</text:p>
          </table:table-cell>
          <table:table-cell table:number-columns-repeated="1019"/>
        </table:table-row>
        <table:table-row table:style-name="ro1">
          <table:table-cell/>
          <table:table-cell table:style-name="ce6"/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&lt;literal&gt;</text:p>
          </table:table-cell>
          <table:table-cell table:style-name="ce6" office:value-type="string" calcext:value-type="string">
            <text:p>→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- CONST</text:p>
          </table:table-cell>
          <table:table-cell table:number-columns-repeated="1020"/>
        </table:table-row>
        <table:table-row table:style-name="ro1">
          <table:table-cell/>
          <table:table-cell table:style-name="ce6"/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&lt;blocoComandos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3" table:number-rows-spanned="1">
            <text:p>{ &lt;listaComandos&gt; }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&lt;listaComandos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4" table:number-rows-spanned="1">
            <text:p>&lt;comandoTerminado&gt; &lt;listaComandos&gt;</text:p>
          </table:table-cell>
          <table:covered-table-cell table:number-columns-repeated="3"/>
          <table:table-cell office:value-type="string" calcext:value-type="string">
            <text:p>λ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&lt;comandoSimples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4" table:number-rows-spanned="1">
            <text:p>ID &lt;arrayExpr&gt; := &lt;expressao&gt;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&lt;comandoSimples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3" table:number-rows-spanned="1">
            <text:p>readln ( ID &lt;arrayExpr&gt; )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&lt;comandoSimples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4" table:number-rows-spanned="1">
            <text:p>write ( &lt;listaExpressoes&gt; 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&lt;comandoSimples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4" table:number-rows-spanned="1">
            <text:p>writeln ( &lt;listaExpressoes&gt; 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/>
          <table:table-cell table:style-name="ce6"/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&lt;comandoFor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10" table:number-rows-spanned="1">
            <text:p>for ( &lt;listaComandoSimples&gt; ; &lt;espressao&gt; ; &lt;listaComandoSimples&gt; ) &lt;comandoOuBloco&gt;</text:p>
          </table:table-cell>
          <table:covered-table-cell table:number-columns-repeated="2"/>
          <table:covered-table-cell table:style-name="ce8"/>
          <table:covered-table-cell table:number-columns-repeated="6"/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&lt;listaComandoSimples&gt;</text:p>
          </table:table-cell>
          <table:table-cell table:style-name="ce6" office:value-type="string" calcext:value-type="string">
            <text:p>→</text:p>
          </table:table-cell>
          <table:table-cell table:style-name="ce11" office:value-type="string" calcext:value-type="string" table:number-columns-spanned="5" table:number-rows-spanned="1">
            <text:p>&lt;comandoSimples&gt; &lt;listaCmdSimplesInterno&gt;</text:p>
          </table:table-cell>
          <table:covered-table-cell table:number-columns-repeated="3"/>
          <table:covered-table-cell table:style-name="ce1"/>
          <table:table-cell table:style-name="ce1" office:value-type="string" calcext:value-type="string">
            <text:p>λ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listaCmdSimplesInterno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5" table:number-rows-spanned="1">
            <text:p>, &lt;comandoSimples&gt; &lt;listaCmdSimplesInterno&gt;</text:p>
          </table:table-cell>
          <table:covered-table-cell table:number-columns-repeated="2"/>
          <table:covered-table-cell table:number-columns-repeated="2" table:style-name="ce1"/>
          <table:table-cell table:style-name="ce1" office:value-type="string" calcext:value-type="string">
            <text:p>λ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&lt;comandoIf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7" table:number-rows-spanned="1">
            <text:p>if ( &lt;expressao&gt; ) then &lt;comandoOuBloco&gt; &lt;comandoElse&gt;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&lt;comandoElse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3" table:number-rows-spanned="1">
            <text:p>else &lt;comandoOuBloco&gt;</text:p>
          </table:table-cell>
          <table:covered-table-cell table:number-columns-repeated="2"/>
          <table:table-cell office:value-type="string" calcext:value-type="string">
            <text:p>λ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1"/>
          <table:table-cell table:style-name="ce8"/>
          <table:table-cell table:number-columns-repeated="2"/>
          <table:table-cell table:style-name="ce8"/>
          <table:table-cell/>
          <table:table-cell table:style-name="ce8"/>
          <table:table-cell table:number-columns-repeated="1015"/>
        </table:table-row>
        <table:table-row table:style-name="ro1">
          <table:table-cell office:value-type="string" calcext:value-type="string">
            <text:p>&lt;comandoOuBloco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3" table:number-rows-spanned="1">
            <text:p>&lt;comandoTerminado&gt;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&lt;blocoComandos&gt;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&lt;comandoTerminado&gt;</text:p>
          </table:table-cell>
          <table:table-cell table:style-name="ce6" office:value-type="string" calcext:value-type="string">
            <text:p>→</text:p>
          </table:table-cell>
          <table:table-cell office:value-type="string" calcext:value-type="string">
            <text:p>;</text:p>
          </table:table-cell>
          <table:table-cell table:style-name="ce8" office:value-type="string" calcext:value-type="string" table:number-columns-spanned="3" table:number-rows-spanned="1">
            <text:p>&lt;comandoSimples&gt; ;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&lt;comandoFor&gt;</text:p>
          </table:table-cell>
          <table:covered-table-cell/>
          <table:table-cell table:style-name="ce8" office:value-type="string" calcext:value-type="string" table:number-columns-spanned="2" table:number-rows-spanned="1">
            <text:p>&lt;comandoIf&gt;</text:p>
          </table:table-cell>
          <table:covered-table-cell/>
          <table:table-cell table:number-columns-repeated="1014"/>
        </table:table-row>
        <table:table-row table:style-name="ro1">
          <table:table-cell/>
          <table:table-cell table:style-name="ce6"/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&lt;expressao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2" table:number-rows-spanned="1">
            <text:p>&lt;cmpLogica&gt;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6"/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&lt;parenteses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2" table:number-rows-spanned="1">
            <text:p>( &lt;expressao&gt; )</text:p>
          </table:table-cell>
          <table:covered-table-cell/>
          <table:table-cell table:style-name="ce8" office:value-type="string" calcext:value-type="string" table:number-columns-spanned="2" table:number-rows-spanned="1">
            <text:p>ID &lt;arrayExpr&gt;</text:p>
          </table:table-cell>
          <table:covered-table-cell/>
          <table:table-cell table:style-name="ce8" office:value-type="string" calcext:value-type="string" table:number-columns-spanned="2" table:number-rows-spanned="1">
            <text:p>&lt;literal&gt;</text:p>
          </table:table-cell>
          <table:covered-table-cell/>
          <table:table-cell table:number-columns-repeated="1016"/>
        </table:table-row>
        <table:table-row table:style-name="ro1">
          <table:table-cell/>
          <table:table-cell table:style-name="ce6"/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&lt;negacao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2" table:number-rows-spanned="1">
            <text:p>not &lt;negacao&gt;</text:p>
          </table:table-cell>
          <table:covered-table-cell table:style-name="ce1"/>
          <table:table-cell table:style-name="ce8" office:value-type="string" calcext:value-type="string" table:number-columns-spanned="2" table:number-rows-spanned="1">
            <text:p>&lt;parenteses&gt;</text:p>
          </table:table-cell>
          <table:covered-table-cell/>
          <table:table-cell table:number-columns-repeated="1018"/>
        </table:table-row>
        <table:table-row table:style-name="ro1">
          <table:table-cell/>
          <table:table-cell table:style-name="ce1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&lt;multiplica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3" table:number-rows-spanned="1">
            <text:p>&lt;negacao&gt; &lt;multiplicaRHS&gt;</text:p>
          </table:table-cell>
          <table:covered-table-cell table:style-name="ce1"/>
          <table:covered-table-cell/>
          <table:table-cell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&lt;multiplicaRHS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3" table:number-rows-spanned="1">
            <text:p>&lt;opMul&gt; &lt;multiplica&gt;</text:p>
          </table:table-cell>
          <table:covered-table-cell table:number-columns-repeated="2" table:style-name="ce1"/>
          <table:table-cell table:style-name="ce1" office:value-type="string" calcext:value-type="string">
            <text:p>λ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/>
          <table:table-cell table:style-name="ce1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&lt;soma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3" table:number-rows-spanned="1">
            <text:p>&lt;multiplica&gt; &lt;somaRHS&gt;</text:p>
          </table:table-cell>
          <table:covered-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&lt;somaRHS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2" table:number-rows-spanned="1">
            <text:p>&lt;opSoma&gt; &lt;soma&gt;</text:p>
          </table:table-cell>
          <table:covered-table-cell table:style-name="ce1"/>
          <table:table-cell table:style-name="ce1" office:value-type="string" calcext:value-type="string">
            <text:p>λ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/>
          <table:table-cell table:style-name="ce1" table:number-columns-repeated="7"/>
          <table:table-cell table:number-columns-repeated="1016"/>
        </table:table-row>
        <table:table-row table:style-name="ro2">
          <table:table-cell office:value-type="string" calcext:value-type="string">
            <text:p>&lt;cmpLogica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3" table:number-rows-spanned="1">
            <text:p><text:span text:style-name="T1">&lt;soma&gt; &lt;cmpLogicaRHS&gt;</text:span></text:p>
          </table:table-cell>
          <table:covered-table-cell table:style-name="ce1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&lt;cmpLogicaRHS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2" table:number-rows-spanned="1">
            <text:p>&lt;opCmp&gt; &lt;soma&gt;</text:p>
          </table:table-cell>
          <table:covered-table-cell table:style-name="ce1"/>
          <table:table-cell office:value-type="string" calcext:value-type="string">
            <text:p>λ</text:p>
          </table:table-cell>
          <table:table-cell table:number-columns-repeated="1019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&lt;opMul&gt;</text:p>
          </table:table-cell>
          <table:table-cell table:style-name="ce6" office:value-type="string" calcext:value-type="string">
            <text:p>→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opSoma&gt;</text:p>
          </table:table-cell>
          <table:table-cell table:style-name="ce6" office:value-type="string" calcext:value-type="string">
            <text:p>→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opCmp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>
            <text:p>=</text:p>
          </table:table-cell>
          <table:table-cell office:value-type="string" calcext:value-type="string">
            <text:p>&lt;&g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&lt;=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&lt;listaExpressoes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4" table:number-rows-spanned="1">
            <text:p>&lt;expressao&gt; &lt;listaExprInterna&gt;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&lt;listaExprInterna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4" table:number-rows-spanned="1">
            <text:p>, &lt;expressao&gt; &lt;listaExprInterna&gt;</text:p>
          </table:table-cell>
          <table:covered-table-cell table:style-name="ce1"/>
          <table:covered-table-cell table:number-columns-repeated="2"/>
          <table:table-cell office:value-type="string" calcext:value-type="string">
            <text:p>λ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&lt;arrayExpr&gt;</text:p>
          </table:table-cell>
          <table:table-cell table:style-name="ce6" office:value-type="string" calcext:value-type="string">
            <text:p>→</text:p>
          </table:table-cell>
          <table:table-cell table:style-name="ce8" office:value-type="string" calcext:value-type="string" table:number-columns-spanned="2" table:number-rows-spanned="1">
            <text:p>[ &lt;expressao&gt; ]</text:p>
          </table:table-cell>
          <table:covered-table-cell table:style-name="ce1"/>
          <table:table-cell office:value-type="string" calcext:value-type="string">
            <text:p>λ</text:p>
          </table:table-cell>
          <table:table-cell table:number-columns-repeated="1019"/>
        </table:table-row>
        <table:table-row table:style-name="ro3" table:number-rows-repeated="3">
          <table:table-cell table:style-name="Default" table:number-columns-repeated="1024"/>
        </table:table-row>
        <table:table-row table:style-name="ro1" table:number-rows-repeated="11">
          <table:table-cell/>
          <table:table-cell table:style-name="ce6"/>
          <table:table-cell table:number-columns-repeated="1022"/>
        </table:table-row>
        <table:table-row table:style-name="ro1" table:number-rows-repeated="1048498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ce1" table:number-columns-repeated="6"/>
          <table:table-cell table:number-columns-repeated="1016"/>
        </table:table-row>
        <table:table-row table:style-name="ro1">
          <table:table-cell table:number-columns-repeated="2"/>
          <table:table-cell table:style-name="ce1" table:number-columns-repeated="6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/>
    <style:font-face style:name="Liberation Sans1" svg:font-family="'Liberation Sans'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 style:data-style-name="N2" text:time-value="20:25:35.562469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3T15:06:06.149461176</meta:creation-date>
    <dc:date>2021-03-13T20:31:36.924049344</dc:date>
    <meta:editing-duration>PT3H31M29S</meta:editing-duration>
    <meta:editing-cycles>31</meta:editing-cycles>
    <meta:generator>LibreOffice/7.1.1.2$Linux_X86_64 LibreOffice_project/10$Build-2</meta:generator>
    <meta:document-statistic meta:table-count="1" meta:cell-count="152" meta:object-count="0"/>
  </office:meta>
</office:document-meta>
</file>